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11"/>
      <text:p text:style-name="P9">Дата формирования <text:span text:style-name="T2">$${time}</text:span></text:p>
      <text:p text:style-name="P8"/>
      <text:p text:style-name="P8">$${header}</text:p>
      <text:p text:style-name="P8">$${sub_header}</text:p>
      <text:p text:style-name="P10">Период с <text:span text:style-name="T2">$${start}</text:span><text:span text:style-name="T1"> <text:s/></text:span>по <text:span text:style-name="T3">$${end}</text:span></text:p>
      <text:p text:style-name="P12"/>
      <text:p text:style-name="P4"><text:span text:style-name="T1">I </text:span>Размещение РСС</text:p>
      <text:p text:style-name="P3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Наименование РСС</text:p>
          </table:table-cell>
          <table:table-cell table:style-name="Таблица1.A1" office:value-type="string">
            <text:p text:style-name="P17">Широта</text:p>
          </table:table-cell>
          <table:table-cell table:style-name="Таблица1.C1" office:value-type="string">
            <text:p text:style-name="P17">Долгота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A2" office:value-type="float" office:value="2">
            <text:p text:style-name="P17">2</text:p>
          </table:table-cell>
          <table:table-cell table:style-name="Таблица1.C2" office:value-type="float" office:value="3">
            <text:p text:style-name="P17">3</text:p>
          </table:table-cell>
        </table:table-row>
        <table:table-row>
          <table:table-cell table:style-name="Таблица1.A3" office:value-type="string">
            <text:p text:style-name="P18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Параметр</text:p>
          </table:table-cell>
          <table:table-cell table:style-name="Таблица2.B1" office:value-type="string">
            <text:p text:style-name="P15">Значение</text:p>
          </table:table-cell>
        </table:table-row>
        <table:table-row>
          <table:table-cell table:style-name="Таблица2.A2" office:value-type="float" office:value="1">
            <text:p text:style-name="P14">1</text:p>
          </table:table-cell>
          <table:table-cell table:style-name="Таблица2.B2" office:value-type="float" office:value="2">
            <text:p text:style-name="P14">2</text:p>
          </table:table-cell>
        </table:table-row>
        <table:table-row>
          <table:table-cell table:style-name="Таблица2.A3" office:value-type="string">
            <text:p text:style-name="P13">$${KAforRSS.title}</text:p>
          </table:table-cell>
          <table:table-cell table:style-name="Таблица2.B3" office:value-type="string">
            <text:p text:style-name="P13">$${KAforRSS.value}</text:p>
          </table:table-cell>
        </table:table-row>
      </table:table>
      <text:p text:style-name="P5"/>
      <text:p text:style-name="P4"><text:span text:style-name="T1">III </text:span>Карта</text:p>
      <text:p text:style-name="P4"/>
      <text:p text:style-name="P6">$${map_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0T00:41:55.49</dc:date>
    <dc:creator>s dg</dc:creator>
    <meta:editing-duration>PT1H26M15S</meta:editing-duration>
    <meta:editing-cycles>18</meta:editing-cycles>
    <meta:generator>OpenOffice/4.1.15$Win32 OpenOffice.org_project/4115m2$Build-9813</meta:generator>
    <meta:document-statistic meta:table-count="2" meta:image-count="1" meta:object-count="0" meta:page-count="1" meta:paragraph-count="24" meta:word-count="39" meta:character-count="269"/>
  </office:meta>
</office:document-meta>
</file>